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3">
          <table:table-cell office:value-type="string">
            <text:p>I(R3) (mA)</text:p>
          </table:table-cell>
          <table:table-cell office:value-type="string">
            <text:p>Vout (V)</text:p>
          </table:table-cell>
          <table:table-cell office:value-type="string">
            <text:p>R (omhios)</text:p>
          </table:table-cell>
          <table:table-cell/>
          <table:table-cell office:value-type="string">
            <text:p>Vout/I(R3)</text:p>
          </table:table-cell>
          <table:table-cell/>
          <table:table-cell office:value-type="string">
            <text:p>Pontencia R3(mw)</text:p>
          </table:table-cell>
        </table:table-row>
        <table:table-row table:style-name="ro2">
          <table:table-cell office:value-type="float" office:value="0.137">
            <text:p>0,137</text:p>
          </table:table-cell>
          <table:table-cell table:style-name="ce1" office:value-type="float" office:value="3.07">
            <text:p>3,07</text:p>
          </table:table-cell>
          <table:table-cell office:value-type="float" office:value="22000">
            <text:p>22000</text:p>
          </table:table-cell>
          <table:table-cell/>
          <table:table-cell table:formula="of:=[.B2]/[.A2]" office:value-type="float" office:value="22.4087591240876">
            <text:p>22,4087591241</text:p>
          </table:table-cell>
          <table:table-cell/>
          <table:table-cell table:formula="of:=[.B2]*[.A2]" office:value-type="float" office:value="0.42059">
            <text:p>0,42059</text:p>
          </table:table-cell>
        </table:table-row>
        <table:table-row table:style-name="ro2">
          <table:table-cell office:value-type="float" office:value="0.294">
            <text:p>0,294</text:p>
          </table:table-cell>
          <table:table-cell office:value-type="float" office:value="3.02">
            <text:p>3,02</text:p>
          </table:table-cell>
          <table:table-cell office:value-type="float" office:value="10000">
            <text:p>10000</text:p>
          </table:table-cell>
          <table:table-cell/>
          <table:table-cell table:formula="of:=[.B3]/[.A3]" office:value-type="float" office:value="10.2721088435374">
            <text:p>10,2721088435</text:p>
          </table:table-cell>
          <table:table-cell/>
          <table:table-cell table:formula="of:=[.B3]*[.A3]" office:value-type="float" office:value="0.88788">
            <text:p>0,88788</text:p>
          </table:table-cell>
        </table:table-row>
        <table:table-row table:style-name="ro2">
          <table:table-cell office:value-type="float" office:value="0.576">
            <text:p>0,576</text:p>
          </table:table-cell>
          <table:table-cell office:value-type="float" office:value="2.93">
            <text:p>2,93</text:p>
          </table:table-cell>
          <table:table-cell office:value-type="float" office:value="4700">
            <text:p>4700</text:p>
          </table:table-cell>
          <table:table-cell/>
          <table:table-cell table:formula="of:=[.B4]/[.A4]" office:value-type="float" office:value="5.08680555555556">
            <text:p>5,0868055556</text:p>
          </table:table-cell>
          <table:table-cell/>
          <table:table-cell table:formula="of:=[.B4]*[.A4]" office:value-type="float" office:value="1.68768">
            <text:p>1,68768</text:p>
          </table:table-cell>
        </table:table-row>
        <table:table-row table:style-name="ro2">
          <table:table-cell office:value-type="float" office:value="1.057">
            <text:p>1,057</text:p>
          </table:table-cell>
          <table:table-cell office:value-type="float" office:value="2.778">
            <text:p>2,778</text:p>
          </table:table-cell>
          <table:table-cell office:value-type="float" office:value="2200">
            <text:p>2200</text:p>
          </table:table-cell>
          <table:table-cell/>
          <table:table-cell table:formula="of:=[.B5]/[.A5]" office:value-type="float" office:value="2.62819299905393">
            <text:p>2,6281929991</text:p>
          </table:table-cell>
          <table:table-cell/>
          <table:table-cell table:formula="of:=[.B5]*[.A5]" office:value-type="float" office:value="2.936346">
            <text:p>2,936346</text:p>
          </table:table-cell>
        </table:table-row>
        <table:table-row table:style-name="ro2">
          <table:table-cell office:value-type="float" office:value="1.777">
            <text:p>1,777</text:p>
          </table:table-cell>
          <table:table-cell office:value-type="float" office:value="2.56">
            <text:p>2,56</text:p>
          </table:table-cell>
          <table:table-cell office:value-type="float" office:value="1000">
            <text:p>1000</text:p>
          </table:table-cell>
          <table:table-cell/>
          <table:table-cell table:formula="of:=[.B6]/[.A6]" office:value-type="float" office:value="1.44063027574564">
            <text:p>1,4406302757</text:p>
          </table:table-cell>
          <table:table-cell/>
          <table:table-cell table:formula="of:=[.B6]*[.A6]" office:value-type="float" office:value="4.54912">
            <text:p>4,54912</text:p>
          </table:table-cell>
        </table:table-row>
        <table:table-row table:style-name="ro2">
          <table:table-cell office:value-type="float" office:value="2.513">
            <text:p>2,513</text:p>
          </table:table-cell>
          <table:table-cell office:value-type="float" office:value="2.33">
            <text:p>2,33</text:p>
          </table:table-cell>
          <table:table-cell office:value-type="float" office:value="470">
            <text:p>470</text:p>
          </table:table-cell>
          <table:table-cell/>
          <table:table-cell table:formula="of:=[.B7]/[.A7]" office:value-type="float" office:value="0.927178670911261">
            <text:p>0,9271786709</text:p>
          </table:table-cell>
          <table:table-cell/>
          <table:table-cell table:formula="of:=[.B7]*[.A7]" office:value-type="float" office:value="5.85529">
            <text:p>5,85529</text:p>
          </table:table-cell>
        </table:table-row>
        <table:table-row table:style-name="ro2">
          <table:table-cell office:value-type="float" office:value="3.143">
            <text:p>3,143</text:p>
          </table:table-cell>
          <table:table-cell office:value-type="float" office:value="2.13">
            <text:p>2,13</text:p>
          </table:table-cell>
          <table:table-cell office:value-type="float" office:value="220">
            <text:p>220</text:p>
          </table:table-cell>
          <table:table-cell/>
          <table:table-cell table:formula="of:=[.B8]/[.A8]" office:value-type="float" office:value="0.677696468342348">
            <text:p>0,6776964683</text:p>
          </table:table-cell>
          <table:table-cell/>
          <table:table-cell table:formula="of:=[.B8]*[.A8]" office:value-type="float" office:value="6.69459">
            <text:p>6,69459</text:p>
          </table:table-cell>
        </table:table-row>
        <table:table-row table:style-name="ro2">
          <table:table-cell office:value-type="float" office:value="3.571">
            <text:p>3,571</text:p>
          </table:table-cell>
          <table:table-cell office:value-type="float" office:value="1.99">
            <text:p>1,99</text:p>
          </table:table-cell>
          <table:table-cell office:value-type="float" office:value="100">
            <text:p>100</text:p>
          </table:table-cell>
          <table:table-cell/>
          <table:table-cell table:formula="of:=[.B9]/[.A9]" office:value-type="float" office:value="0.557266872024643">
            <text:p>0,557266872</text:p>
          </table:table-cell>
          <table:table-cell/>
          <table:table-cell table:formula="of:=[.B9]*[.A9]" office:value-type="float" office:value="7.10629">
            <text:p>7,10629</text:p>
          </table:table-cell>
        </table:table-row>
        <table:table-row table:style-name="ro2">
          <table:table-cell table:number-columns-repeated="3"/>
          <table:table-cell>
            <draw:frame table:end-cell-address="Hoja1.L30" table:end-x="0.097cm" table:end-y="0.021cm" draw:z-index="0" draw:style-name="gr1" draw:text-style-name="P1" svg:width="15.999cm" svg:height="8.999cm" svg:x="2.163cm" svg:y="0.055cm">
              <draw:object draw:notify-on-update-of-ranges="Hoja1.A3:Hoja1.A9 Hoja1.B2:Hoja1.B2 Hoja1.B3:Hoja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1"/>
          <table:table-cell table:number-columns-repeated="6"/>
        </table:table-row>
        <table:table-row table:style-name="ro2">
          <table:table-cell table:number-columns-repeated="3"/>
          <table:table-cell table:style-name="ce2"/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8/10/2017</text:date>, <text:time>19:5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0-18T18:55:03.85</meta:creation-date>
    <dc:date>2017-10-18T19:51:40.93</dc:date>
    <dc:creator>Alejandro Santorum</dc:creator>
    <meta:editing-duration>PT3M19S</meta:editing-duration>
    <meta:editing-cycles>3</meta:editing-cycles>
    <meta:generator>OpenOffice/4.1.3$Win32 OpenOffice.org_project/413m1$Build-9783</meta:generator>
    <meta:document-statistic meta:table-count="3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188cm" style:legend-expansion="high" chart:style-name="ch2"/>
        <chart:plot-area chart:style-name="ch3" table:cell-range-address="Hoja1.A3:Hoja1.B9 Hoja1.B2:Hoja1.B2" chart:data-source-has-labels="both" svg:x="0.77cm" svg:y="0.855cm" svg:width="12.585cm" svg:height="7.545cm">
          <chartooo:coordinate-region svg:x="1.497cm" svg:y="1.068cm" svg:width="11.433cm" svg:height="6.659cm"/>
          <chart:axis chart:dimension="x" chart:name="primary-x" chart:style-name="ch4" chartooo:axis-type="auto">
            <chartooo:date-scale/>
            <chart:categories table:cell-range-address="Hoja1.A3:Hoja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B3:Hoja1.B9" chart:label-cell-address="Hoja1.B2:Hoja1.B2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,07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float" office:value="0.294">
                <text:p>0</text:p>
                <draw:g>
                  <svg:desc>Hoja1.A3:Hoja1.A9</svg:desc>
                </draw:g>
              </table:table-cell>
              <table:table-cell office:value-type="float" office:value="3.02">
                <text:p>3.02</text:p>
                <draw:g>
                  <svg:desc>Hoja1.B3:Hoja1.B9</svg:desc>
                </draw:g>
              </table:table-cell>
            </table:table-row>
            <table:table-row>
              <table:table-cell office:value-type="float" office:value="0.576">
                <text:p>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1.057">
                <text:p/>
              </table:table-cell>
              <table:table-cell office:value-type="float" office:value="2.778">
                <text:p>2.778</text:p>
              </table:table-cell>
            </table:table-row>
            <table:table-row>
              <table:table-cell office:value-type="float" office:value="1.777">
                <text:p/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2.513">
                <text:p/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float" office:value="3.143">
                <text:p/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float" office:value="3.571">
                <text:p/>
              </table:table-cell>
              <table:table-cell office:value-type="float" office:value="1.99">
                <text:p>1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